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c291"/>
    </style:style>
    <style:style style:name="P2" style:family="paragraph" style:parent-style-name="Standard">
      <style:text-properties officeooo:rsid="0016c291" officeooo:paragraph-rsid="0016c291"/>
    </style:style>
    <style:style style:name="T1" style:family="text">
      <style:text-properties officeooo:rsid="0018b1ff"/>
    </style:style>
    <style:style style:name="T2" style:family="text">
      <style:text-properties officeooo:rsid="0016c2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ь <text:span text:style-name="T1">2</text:span>, задание <text:span text:style-name="T2">2</text:span>. Жуков Павел</text:p>
      <text:p text:style-name="P1"/>
      <text:p text:style-name="P2">Выявлен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3:54:05.152870694</meta:creation-date>
    <dc:date>2021-03-11T13:54:45.063903768</dc:date>
    <meta:editing-duration>PT40S</meta:editing-duration>
    <meta:editing-cycles>1</meta:editing-cycles>
    <meta:document-statistic meta:table-count="0" meta:image-count="0" meta:object-count="0" meta:page-count="1" meta:paragraph-count="2" meta:word-count="7" meta:character-count="37" meta:non-whitespace-character-count="32"/>
    <meta:generator>LibreOffice/6.4.6.2$Linux_X86_64 LibreOffice_project/40$Build-2</meta:generator>
  </office:meta>
</office:document-meta>
</file>